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B95633F1B79C3140C4.png" manifest:media-type="image/png"/>
  <manifest:file-entry manifest:full-path="Pictures/1000000100000780000003B735F6AEA1BD20939C.png" manifest:media-type="image/png"/>
  <manifest:file-entry manifest:full-path="Pictures/1000000100000780000003BB942238ECDD8170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ebf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y="0.0217in" svg:width="6.0402in" svg:height="3in" draw:z-index="0"><draw:image xlink:href="Pictures/1000000100000780000003BB942238ECDD81709A.png" xlink:type="simple" xlink:show="embed" xlink:actuate="onLoad" draw:mime-type="image/png"/></draw:frame></text:p>
      <text:p text:style-name="P1"><draw:frame draw:style-name="fr2" draw:name="Image2" text:anchor-type="char" svg:y="0.0626in" svg:width="6.0299in" svg:height="3in" draw:z-index="1"><draw:image xlink:href="Pictures/1000000100000780000003B735F6AEA1BD20939C.png" xlink:type="simple" xlink:show="embed" xlink:actuate="onLoad" draw:mime-type="image/png"/></draw:frame></text:p>
      <text:p text:style-name="P1"><draw:frame draw:style-name="fr1" draw:name="Image3" text:anchor-type="char" svg:width="6.0402in" svg:height="3in" draw:z-index="2"><draw:image xlink:href="Pictures/1000000100000780000003B95633F1B79C3140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3-07-04T11:58:18.731850409</meta:creation-date>
    <dc:date>2023-07-04T13:12:53.787646741</dc:date>
    <dc:creator>Mifta Nur Farid</dc:creator>
    <meta:editing-duration>PT1H14M36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5.3.2$Linux_X86_64 LibreOffice_project/50$Build-2</meta:generator>
  </office:meta>
</office:document-meta>
</file>